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5cm" svg:height="4.5cm" svg:x="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cm" svg:height="1cm" svg:x="1cm" svg:y="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.5cm" svg:x="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9cm" svg:y="6cm">
          <text:p text:style-name="P1">Client 2 (Type: Sensor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3cm" svg:height="1cm" svg:x="9.9cm" svg:y="2.5cm">
          <text:p text:style-name="P1"><text:span text:style-name="T1">Window Ala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9.9cm" svg:y="4cm">
          <text:p text:style-name="P1"><text:span text:style-name="T1">Door B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cm" svg:y1="4.5cm" svg:x2="9.9cm" svg:y2="4.5cm">
          <text:p/>
        </draw:line>
        <draw:line draw:style-name="gr3" draw:text-style-name="P1" draw:layer="layout" svg:x1="9.4cm" svg:y1="3cm" svg:x2="9.9cm" svg:y2="3cm">
          <text:p/>
        </draw:line>
        <draw:line draw:style-name="gr3" draw:text-style-name="P1" draw:layer="layout" svg:x1="9.4cm" svg:y1="6cm" svg:x2="9.4cm" svg:y2="3cm">
          <text:p/>
        </draw:line>
        <draw:custom-shape draw:style-name="gr1" draw:text-style-name="P1" draw:layer="layout" svg:width="7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cm" svg:y="6cm">
          <text:p text:style-name="P1">Client 1 (Type: Alert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4.5cm" svg:x2="1.9cm" svg:y2="4.5cm">
          <text:p/>
        </draw:line>
        <draw:line draw:style-name="gr3" draw:text-style-name="P1" draw:layer="layout" svg:x1="1.4cm" svg:y1="6cm" svg:x2="1.4cm" svg:y2="1.5cm">
          <text:p/>
        </draw:line>
        <draw:custom-shape draw:style-name="gr2" draw:text-style-name="P2" draw:layer="layout" svg:width="3cm" svg:height="1cm" svg:x="1.9cm" svg:y="4cm">
          <text:p text:style-name="P1"><text:span text:style-name="T1">Sire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3cm" svg:x2="1.9cm" svg:y2="3cm">
          <text:p/>
        </draw:line>
        <draw:custom-shape draw:style-name="gr2" draw:text-style-name="P2" draw:layer="layout" svg:width="3cm" svg:height="1cm" svg:x="1.9cm" svg:y="2.5cm">
          <text:p text:style-name="P1"><text:span text:style-name="T1">XBMC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.9cm" svg:y="1cm">
          <text:p text:style-name="P1"><text:span text:style-name="T1">D-Bus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1.5cm" svg:x2="1.9cm" svg:y2="1.5cm">
          <text:p/>
        </draw:line>
        <draw:custom-shape draw:style-name="gr2" draw:text-style-name="P2" draw:layer="layout" svg:width="3.1cm" svg:height="1cm" svg:x="4.9cm" svg:y="4cm">
          <text:p text:style-name="P1"><text:span text:style-name="T1">AlertLevels: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9cm" svg:y="2.5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9cm" svg:y="1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2.9cm" svg:y="2.5cm">
          <text:p text:style-name="P1"><text:span text:style-name="T1">AlertLevels:</text:span></text:p>
          <text:p text:style-name="P1"><text:span text:style-name="T1">1,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2.9cm" svg:y="4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cm" svg:y="11cm">
          <text:p text:style-name="P1"><text:span text:style-name="T1">AlertLevel: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1cm" svg:y="11cm">
          <text:p text:style-name="P1"><text:span text:style-name="T1">Name:</text:span></text:p>
          <text:p text:style-name="P1"><text:span text:style-name="T1">Al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cm" svg:y="12.5cm">
          <text:p text:style-name="P1"><text:span text:style-name="T1">AlertLevel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1cm" svg:y="12.5cm">
          <text:p text:style-name="P1"><text:span text:style-name="T1">Name: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7.2cm" svg:y="11cm">
          <text:p text:style-name="P1"><text:span text:style-name="T1">Trigger Always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7.2cm" svg:y="12.5cm">
          <text:p text:style-name="P1"><text:span text:style-name="T1">Trigger Always:</text:span></text:p>
          <text:p text:style-name="P1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0.3cm" svg:y="11cm">
          <text:p text:style-name="P1"><text:span text:style-name="T1">Send eMail:</text:span></text:p>
          <text:p text:style-name="P1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0.3cm" svg:y="12.5cm">
          <text:p text:style-name="P1"><text:span text:style-name="T1">Send eMail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3.4cm" svg:y="11cm">
          <text:p text:style-name="P1"><text:span text:style-name="T1">Rules Activated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3.4cm" svg:y="12.5cm">
          <text:p text:style-name="P1"><text:span text:style-name="T1">Rules Activated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2.5cm" svg:y1="7cm" svg:x2="12.5cm" svg:y2="9cm">
          <text:p/>
        </draw:line>
        <draw:line draw:style-name="gr4" draw:text-style-name="P1" draw:layer="layout" svg:x1="4.5cm" svg:y1="7cm" svg:x2="4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5-01-27T21:43:48.824584979</meta:creation-date>
    <dc:date>2015-01-28T17:45:11.166372953</dc:date>
    <dc:creator>Andre Pawlowski</dc:creator>
    <meta:editing-duration>PT9M37S</meta:editing-duration>
    <meta:editing-cycles>7</meta:editing-cycles>
    <meta:generator>LibreOffice/4.2.7.2$Linux_X86_64 LibreOffice_project/420m0$Build-2</meta:generator>
    <meta:document-statistic meta:object-count="35"/>
  </office:meta>
</office:document-meta>
</file>